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Verdana" svg:font-family="Verdana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Code Pro1" svg:font-family="'Source Code Pro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3">
      <loext:graphic-properties draw:fill-color="#ffffff"/>
      <style:paragraph-properties fo:margin-top="0in" fo:margin-bottom="0.139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in" fo:margin-bottom="0.139in" loext:contextual-spacing="false" fo:padding="0in" fo:border="none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/>
    </style:style>
    <style:style style:name="P7" style:family="paragraph" style:parent-style-name="Standard" style:list-style-name="WWNum2">
      <loext:graphic-properties draw:fill-color="#ffffff"/>
      <style:paragraph-properties fo:margin-left="0.5in" fo:margin-right="0in" fo:margin-top="0in" fo:margin-bottom="0.139in" loext:contextual-spacing="true" fo:text-indent="-0.25in" style:auto-text-indent="false" fo:padding="0in" fo:border="none"/>
    </style:style>
    <style:style style:name="P8" style:family="paragraph" style:parent-style-name="Standard" style:list-style-name="WWNum2">
      <loext:graphic-properties draw:fill-color="#ffffff"/>
      <style:paragraph-properties fo:margin-left="0.5in" fo:margin-right="0in" fo:margin-top="0in" fo:margin-bottom="0.139in" loext:contextual-spacing="true" fo:text-indent="-0.25in" style:auto-text-indent="false" fo:padding="0in" fo:border="none"/>
      <style:text-properties officeooo:paragraph-rsid="00005c4a"/>
    </style:style>
    <style:style style:name="P9" style:family="paragraph" style:parent-style-name="Standard" style:list-style-name="WWNum2">
      <loext:graphic-properties draw:fill-color="#ffffff"/>
      <style:paragraph-properties fo:margin-left="0.5in" fo:margin-right="0in" fo:margin-top="0in" fo:margin-bottom="0.139in" loext:contextual-spacing="true" fo:text-indent="-0.25in" style:auto-text-indent="false" fo:padding="0in" fo:border="none"/>
      <style:text-properties officeooo:rsid="00005c4a" officeooo:paragraph-rsid="00005c4a"/>
    </style:style>
    <style:style style:name="P10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keep-together="auto" fo:orphans="2" fo:widows="2" fo:text-indent="-0.248in" style:auto-text-indent="false" fo:padding="0in" fo:border="none" fo:keep-with-next="auto"/>
    </style:style>
    <style:style style:name="P11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keep-together="auto" fo:orphans="2" fo:widows="2" fo:text-indent="-0.248in" style:auto-text-indent="false" fo:padding="0in" fo:border="none" fo:keep-with-next="auto"/>
      <style:text-properties officeooo:paragraph-rsid="00022776"/>
    </style:style>
    <style:style style:name="P12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keep-together="auto" fo:orphans="2" fo:widows="2" fo:text-indent="-0.248in" style:auto-text-indent="false" fo:padding="0in" fo:border="none" fo:keep-with-next="auto"/>
      <style:text-properties officeooo:rsid="00022776" officeooo:paragraph-rsid="00022776"/>
    </style:style>
    <style:style style:name="P13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keep-together="auto" fo:orphans="2" fo:widows="2" fo:text-indent="-0.248in" style:auto-text-indent="false" fo:padding="0in" fo:border="none" fo:keep-with-next="auto"/>
      <style:text-properties officeooo:rsid="0003dc9b" officeooo:paragraph-rsid="0003dc9b"/>
    </style:style>
    <style:style style:name="P14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keep-together="auto" fo:orphans="2" fo:widows="2" fo:text-indent="-0.248in" style:auto-text-indent="false" fo:padding="0in" fo:border="none" fo:keep-with-next="auto"/>
      <style:text-properties officeooo:rsid="0006a439" officeooo:paragraph-rsid="0006a439"/>
    </style:style>
    <style:style style:name="P15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orphans="2" fo:widows="2" fo:text-indent="-0.248in" style:auto-text-indent="false" fo:padding="0in" fo:border="none"/>
    </style:style>
    <style:style style:name="P16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orphans="2" fo:widows="2" fo:text-indent="-0.248in" style:auto-text-indent="false" fo:padding="0in" fo:border="none"/>
      <style:text-properties officeooo:paragraph-rsid="0006a439"/>
    </style:style>
    <style:style style:name="P17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orphans="2" fo:widows="2" fo:text-indent="-0.248in" style:auto-text-indent="false" fo:padding="0in" fo:border="none"/>
      <style:text-properties officeooo:rsid="0002798c" officeooo:paragraph-rsid="0002798c"/>
    </style:style>
    <style:style style:name="P18" style:family="paragraph" style:parent-style-name="Standard" style:list-style-name="WWNum1">
      <loext:graphic-properties draw:fill-color="#ffffff"/>
      <style:paragraph-properties fo:margin-left="0.4839in" fo:margin-right="0in" fo:margin-top="0in" fo:margin-bottom="0in" loext:contextual-spacing="true" fo:line-height="100%" fo:text-align="start" style:justify-single-word="false" fo:orphans="2" fo:widows="2" fo:text-indent="-0.248in" style:auto-text-indent="false" fo:padding="0in" fo:border="none"/>
      <style:text-properties officeooo:rsid="0006a439" officeooo:paragraph-rsid="0006a439"/>
    </style:style>
    <style:style style:name="P19" style:family="paragraph" style:parent-style-name="Standard">
      <loext:graphic-properties draw:fill-color="#ffffff"/>
      <style:paragraph-properties fo:margin-left="0.1972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/>
    </style:style>
    <style:style style:name="P20" style:family="paragraph" style:parent-style-name="Standard">
      <loext:graphic-properties draw:fill-color="#ffffff"/>
      <style:paragraph-properties fo:margin-left="0.2957in" fo:margin-right="0in" fo:margin-top="0in" fo:margin-bottom="0.139in" loext:contextual-spacing="false" fo:text-indent="0in" style:auto-text-indent="false" fo:padding="0in" fo:border="none"/>
      <style:text-properties fo:font-variant="normal" fo:text-transform="none"/>
    </style:style>
    <style:style style:name="P21" style:family="paragraph" style:parent-style-name="Standard">
      <loext:graphic-properties draw:fill-color="#ffffff"/>
      <style:paragraph-properties fo:margin-top="0.0693in" fo:margin-bottom="0.0693in" loext:contextual-spacing="false" fo:line-height="100%" fo:padding="0in" fo:border="none"/>
    </style:style>
    <style:style style:name="P22" style:family="paragraph" style:parent-style-name="Standard">
      <loext:graphic-properties draw:fill-color="#ffffff"/>
      <style:paragraph-properties fo:margin-left="0in" fo:margin-right="0in" fo:margin-top="0.0693in" fo:margin-bottom="0.0693in" loext:contextual-spacing="false" fo:line-height="100%" fo:text-indent="0.5in" style:auto-text-indent="false" fo:padding="0in" fo:border="none"/>
    </style:style>
    <style:style style:name="P23" style:family="paragraph" style:parent-style-name="Heading_20_2">
      <loext:graphic-properties draw:fill-color="#ffffff"/>
      <style:paragraph-properties fo:margin-top="0in" fo:margin-bottom="0.139in" loext:contextual-spacing="false" fo:text-align="center" style:justify-single-word="false" fo:padding="0in" fo:border="none"/>
    </style:style>
    <style:style style:name="P24" style:family="paragraph" style:parent-style-name="Heading_20_2">
      <loext:graphic-properties draw:fill-color="#ffffff"/>
      <style:paragraph-properties fo:margin-top="0in" fo:margin-bottom="0.139in" loext:contextual-spacing="false" fo:text-align="center" style:justify-single-word="false" fo:break-before="page" fo:padding="0in" fo:border="none"/>
    </style:style>
    <style:style style:name="P25" style:family="paragraph" style:parent-style-name="Heading_20_2" style:master-page-name="Standard">
      <loext:graphic-properties draw:fill-color="#ffffff"/>
      <style:paragraph-properties fo:margin-top="0in" fo:margin-bottom="0.139in" loext:contextual-spacing="false" fo:text-align="center" style:justify-single-word="false" style:page-number="1" fo:padding="0in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style:text-underline-style="none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officeooo:rsid="00022776"/>
    </style:style>
    <style:style style:name="T6" style:family="text">
      <style:text-properties officeooo:rsid="0003dc9b"/>
    </style:style>
    <style:style style:name="T7" style:family="text">
      <style:text-properties officeooo:rsid="0006a4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Criterion B: Analysis</text:span></text:p>
      <text:p text:style-name="P1"><text:span text:style-name="T1">Proposed solution: </text:span></text:p>
      <text:p text:style-name="P2">I discussed with my client the possibility of a browser extension (WebExtension) to add functionality to veterinary electronic medical record (EMR) web interfaces.</text:p>
      <text:p text:style-name="P23"><text:span text:style-name="T1">Requirement specification</text:span></text:p>
      <text:p text:style-name="P1"><text:span text:style-name="T1">IT system requirements</text:span></text:p>
      <text:p text:style-name="P2">Hardware</text:p>
      <text:list xml:id="list2506458834" text:style-name="WWNum2">
        <text:list-item>
          <text:p text:style-name="P7">Home computer:<text:line-break/>OS: GNU/Linux (Manjaro 17.1-rc1 Hakoila)<text:line-break/>CPU: AMD A4-5300B APU with Radeon HD Graphics @ 2x 3.4GHz<text:line-break/>RAM: 8 GB</text:p>
        </text:list-item>
        <text:list-item>
          <text:p text:style-name="P7">Home network connection (measured using the <text:a xlink:type="simple" xlink:href="https://www.speakeasy.net/speedtest/" text:style-name="Internet_20_link" text:visited-style-name="Visited_20_Internet_20_Link"><text:span text:style-name="T4">Speakeasy Speed Test</text:span></text:a>):<text:line-break/>Download speed: 9.8 Mbps<text:line-break/>Upload speed: 2.8 Mbps</text:p>
        </text:list-item>
      </text:list>
      <text:p text:style-name="P2">Services</text:p>
      <text:list xml:id="list193314698165005" text:continue-numbering="true" text:style-name="WWNum2">
        <text:list-item>
          <text:p text:style-name="P7">Cloud storage:<text:line-break/>Google Drive: 15 GB of free storage (source: <text:a xlink:type="simple" xlink:href="https://www.google.com/drive/pricing/" text:style-name="Internet_20_link" text:visited-style-name="Visited_20_Internet_20_Link"><text:span text:style-name="T4">Google</text:span></text:a>)<text:line-break/>Github: no fixed limit; files must be &lt;100 MB, recommended &lt;1 GB per repo (source: <text:a xlink:type="simple" xlink:href="https://help.github.com/articles/what-is-my-disk-quota/" text:style-name="Internet_20_link" text:visited-style-name="Visited_20_Internet_20_Link"><text:span text:style-name="T4">Github</text:span></text:a>)</text:p>
        </text:list-item>
        <text:list-item>
          <text:p text:style-name="P7">Extension hosting and signing: <text:a xlink:type="simple" xlink:href="https://addons.mozilla.org/en-US/firefox/" text:style-name="Internet_20_link" text:visited-style-name="Visited_20_Internet_20_Link"><text:span text:style-name="T4">AMO</text:span></text:a></text:p>
        </text:list-item>
      </text:list>
      <text:p text:style-name="P2">Software</text:p>
      <text:list xml:id="list193314327652396" text:continue-numbering="true" text:style-name="WWNum2">
        <text:list-item>
          <text:p text:style-name="P7">Firefox 57.0.2</text:p>
        </text:list-item>
        <text:list-item>
          <text:p text:style-name="P7">Vim 8.0.1297</text:p>
        </text:list-item>
        <text:list-item>
          <text:p text:style-name="P8">Git 2.15.1</text:p>
        </text:list-item>
        <text:list-item>
          <text:p text:style-name="P9">Webpack for bundling JavaScript sources</text:p>
        </text:list-item>
        <text:list-item>
          <text:p text:style-name="P9">Babel.js, so I can use modern JavaScript features</text:p>
        </text:list-item>
        <text:list-item>
          <text:p text:style-name="P9">Mozilla web-ext for building and testing the extension</text:p>
        </text:list-item>
        <text:list-item>
          <text:p text:style-name="P9">Python 3 for running the mock server</text:p>
        </text:list-item>
        <text:list-item>
          <text:p text:style-name="P7">Assorted GNU utilities</text:p>
        </text:list-item>
      </text:list>
      <text:p text:style-name="P1"><text:span text:style-name="T1">System interaction</text:span></text:p>
      <text:list xml:id="list1981499138" text:style-name="WWNum1">
        <text:list-item>
          <text:p text:style-name="P12">The extension will be compatible with Firefox and Chrome, as my client uses both.</text:p>
        </text:list-item>
        <text:list-item>
          <text:p text:style-name="P10">The browser extension will be hosted on AMO and probably also the Chrome Web Store (I currently do not have a Chrome Web Store developer account and Google charges $5 to create one)</text:p>
        </text:list-item>
        <text:list-item>
          <text:p text:style-name="P10">As an alternative to simply installing the extension from AMO or the Chrome Web Store, extension bundles will be distributed along with source code and can be temporarily loaded by both browsers</text:p>
        </text:list-item>
        <text:list-item>
          <text:p text:style-name="P10">Clicking on the extension icon will reveal an interface that provides some of the simple tools specified by my client.</text:p>
        </text:list-item>
        <text:list-item>
          <text:p text:style-name="P11"><text:soft-page-break/><text:span text:style-name="T5">This interface will also have a utility for searching PDF documents attached to the current record. <text:s/>Searching will be case-insensitive.</text:span></text:p>
        </text:list-item>
        <text:list-item>
          <text:p text:style-name="P17"><text:span text:style-name="T3">The interface will have calculators, which are automatically filled with information on the page, but can also be used on any other site.</text:span></text:p>
        </text:list-item>
        <text:list-item>
          <text:p text:style-name="P13">The interface will have a button to open up an editor with a feature to auto-fill information from templates.</text:p>
        </text:list-item>
        <text:list-item>
          <text:p text:style-name="P15">The distribution will come with a mock site so that some of these tools and their integration with the EMR interface can be used without access to the actual site. <text:s/>The mock server will be <text:span text:style-name="T6">bundled into a standalone executable using pyinstaller, which can be run without installing Python. <text:s/>The mocked site will be viewable</text:span> by navigating to the printed url in the browser of choice.</text:p>
        </text:list-item>
      </text:list>
      <text:p text:style-name="P1"><text:span text:style-name="T1">Input/output requirements</text:span></text:p>
      <text:p text:style-name="P4"><text:span text:style-name="T2">Input requirements</text:span></text:p>
      <text:list xml:id="list193314358843598" text:continue-numbering="true" text:style-name="WWNum1">
        <text:list-item>
          <text:p text:style-name="P10">My client will provide me with templates for the editor. <text:s/>I will ask my client to create sample templates to get a clear idea of the required capabilities, specify a format for the templates that is similar, but more formal than the samples which fulfils these needs, and request further templates in this format.</text:p>
        </text:list-item>
        <text:list-item>
          <text:p text:style-name="P10">For utilities such as energy calculators, I will ask my client for formulas and possibly some test cases too.</text:p>
        </text:list-item>
        <text:list-item>
          <text:p text:style-name="P10">The extension will obtain patient records and data from the EMR site. <text:s/>I will create a mock site based on the behavior of the records page of the EMR site to test my extension. <text:s/>The mock site will mostly just serve static web pages and record files downloaded from a representative sample medical record on the real site, although it may also mock more complex queries on the site as well when desired for the extension implementation.</text:p>
        </text:list-item>
      </text:list>
      <text:p text:style-name="P5"/>
      <text:p text:style-name="P4"><text:span text:style-name="T2">Output requirements </text:span></text:p>
      <text:list xml:id="list193314162662348" text:continue-numbering="true" text:style-name="WWNum1">
        <text:list-item>
          <text:p text:style-name="P14">Information about each patient should be concisely summarized in a tabular format.</text:p>
        </text:list-item>
        <text:list-item>
          <text:p text:style-name="P18">The document search should output urls of matching attachments</text:p>
        </text:list-item>
        <text:list-item>
          <text:p text:style-name="P15">The editor should provide suggestions based on keywords which will auto-fill information based on the templates provided</text:p>
        </text:list-item>
        <text:list-item>
          <text:p text:style-name="P18">The mock server should display output that closely mimics that of the EMR site. </text:p>
        </text:list-item>
      </text:list>
      <text:p text:style-name="P1"><text:span text:style-name="T1">Processing</text:span></text:p>
      <text:list xml:id="list193312816553080" text:continue-numbering="true" text:style-name="WWNum1">
        <text:list-item>
          <text:p text:style-name="P10">Medical record files of various formats will be parsed and data will be extracted for various purposes.</text:p>
        </text:list-item>
        <text:list-item>
          <text:p text:style-name="P18">Text will be extracted from the PDF documents and matched to a search pattern.</text:p>
        </text:list-item>
        <text:list-item>
          <text:p text:style-name="P16"><text:span text:style-name="T7">Formulas for calculating things like energy requirements will be applied to extracted data.</text:span></text:p>
        </text:list-item>
      </text:list>
      <text:p text:style-name="P19"/>
      <text:p text:style-name="P1"><text:span text:style-name="T1">Security</text:span></text:p>
      <text:list xml:id="list193313751731616" text:continue-numbering="true" text:style-name="WWNum1">
        <text:list-item>
          <text:p text:style-name="P10">Access to patient records must not be exposed. <text:s/>I will not press my client for login information to the EMR site, preferring to have my client sign in to the site for me when needed. <text:s/>For most of my testing, I will be creating a mock site based on information and data gathered from the site through an initial technical investigation. <text:s/>After this investigation, limited use of the site should be required until the project nears completion. <text:s/>These <text:soft-page-break/>measures will prevent privileged access to the EMR site, and thus all of my client’s records, from being exposed to anyone -- even myself.</text:p>
        </text:list-item>
        <text:list-item>
          <text:p text:style-name="P10">Patient confidentiality is important. <text:s/>I will only view records of my pets, hospital pets, and sample records used by the hospital for training.</text:p>
        </text:list-item>
        <text:list-item>
          <text:p text:style-name="P10">Straying even farther from purely security concerns and into ethics, I will make an effort to ensure that the extension behaves correctly and does not silently make assumptions about abnormal data. <text:s/>In cases of ambiguous data, the extension should <text:span text:style-name="T7">fail rather than silently use possibly incorrect data.</text:span></text:p>
        </text:list-item>
      </text:list>
      <text:p text:style-name="P20"/>
      <text:p text:style-name="P24"><text:span text:style-name="T1">Specific performance criteria</text:span></text:p>
      <text:p text:style-name="P6"/>
      <text:p text:style-name="P4">Comprehensive unit-tests will be created for the extension, likely including automated in-browser <text:s/>tests with the Selenium web driver. <text:s/>These tests should pass and indicate reasonably high code coverage while we’re at it. <text:s/>I’ll list highlights from these tests here later on.</text:p>
      <text:p text:style-name="P4"/>
      <text:p text:style-name="P4">The user interface for all added functionality should be intuitive and consistent.</text:p>
      <text:p text:style-name="P4"/>
      <text:p text:style-name="P4"/>
      <text:p text:style-name="P24"><text:span text:style-name="T1">Justification of chosen solution</text:span></text:p>
      <text:p text:style-name="P21"><text:span text:style-name="T1"> </text:span></text:p>
      <text:p text:style-name="P22">My client wants software to ease the process of working with EMRs. <text:s/>Of all considered methods to assist my client, a browser extension that adds functionality to the EMR site is the most obvious and useful. <text:s/>My client wants a variety of tools for common tasks encountered when working with EMRs. <text:s/>Some of these could be implemented as standalone programs, but this may be more difficult for my client to install and would separate the tools from my client’s work. <text:s/>With a browser extension, the tools can be integrated into the page itself. <text:s/>Additionally, tools that require data from the EMR site would require login information to be input into the program and perform the login process itself. <text:s/>With a browser extension, the login process is the same for both normal access for the site as well as the added tools. <text:s/>I also have some prior familiarity with creating extensions for both Firefox and Chrome (albeit a while ago) and am experienced enough with programming methodology to feel comfortable working on this project as opposed to looking for other ways I can help my cl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Verdana" svg:font-family="Verdana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ource Code Pro" svg:font-family="'Source Code Pr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Code Pro1" svg:font-family="'Source Code Pro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3335in" fo:margin-bottom="0in" loext:contextual-spacing="true" fo:line-height="100%" fo:keep-together="always" fo:padding="0in" fo:border="none" fo:keep-with-next="always"/>
      <style:text-properties fo:font-variant="normal" fo:text-transform="none"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.2083in" loext:contextual-spacing="true" fo:line-height="100%" fo:padding="0in" fo:border="none"/>
      <style:text-properties fo:font-variant="normal" fo:text-transform="none"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in" loext:contextual-spacing="true" fo:padding="0in" fo:border="none"/>
      <style:text-properties fo:font-variant="normal" fo:text-transform="none"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∙" text:bullet-char="∙">
        <style:list-level-properties text:list-level-position-and-space-mode="label-alignment">
          <style:list-level-label-alignment text:label-followed-by="listtab" fo:text-indent="-1.25in" fo:margin-left="1.25in"/>
        </style:list-level-properties>
        <style:text-properties style:font-name="Verdana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1.75in" fo:margin-left="1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2.25in" fo:margin-left="2.25in"/>
        </style:list-level-properties>
        <style:text-properties style:font-name="Verdana"/>
      </text:list-level-style-bullet>
      <text:list-level-style-bullet text:level="4" text:style-name="ListLabel_20_4" style:num-suffix="∙" text:bullet-char="∙">
        <style:list-level-properties text:list-level-position-and-space-mode="label-alignment">
          <style:list-level-label-alignment text:label-followed-by="listtab" fo:text-indent="-2.75in" fo:margin-left="2.75in"/>
        </style:list-level-properties>
        <style:text-properties style:font-name="Verdana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3.25in" fo:margin-left="3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3.75in" fo:margin-left="3.75in"/>
        </style:list-level-properties>
        <style:text-properties style:font-name="Verdana"/>
      </text:list-level-style-bullet>
      <text:list-level-style-bullet text:level="7" text:style-name="ListLabel_20_7" style:num-suffix="∙" text:bullet-char="∙">
        <style:list-level-properties text:list-level-position-and-space-mode="label-alignment">
          <style:list-level-label-alignment text:label-followed-by="listtab" fo:text-indent="-4.25in" fo:margin-left="4.25in"/>
        </style:list-level-properties>
        <style:text-properties style:font-name="Verdana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4.75in" fo:margin-left="4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5.25in" fo:margin-left="5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∙" text:bullet-char="∙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Verdana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Verdana"/>
      </text:list-level-style-bullet>
      <text:list-level-style-bullet text:level="4" text:style-name="ListLabel_20_13" style:num-suffix="∙" text:bullet-char="∙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Verdana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Verdana"/>
      </text:list-level-style-bullet>
      <text:list-level-style-bullet text:level="7" text:style-name="ListLabel_20_16" style:num-suffix="∙" text:bullet-char="∙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Verdana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39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9:33:11.239115824</dc:date>
    <dc:creator>Ben Burrill</dc:creator>
    <meta:editing-duration>PT37M49S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5" meta:paragraph-count="53" meta:word-count="1076" meta:character-count="6418" meta:non-whitespace-character-count="5401"/>
  </office:meta>
</office:document-meta>
</file>